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style:text-properties fo:font-size="14pt" style:font-size-asian="14pt" style:font-size-complex="14pt"/>
    </style:style>
    <style:style style:name="P2" style:family="paragraph" style:parent-style-name="Standard">
      <style:paragraph-properties fo:line-height="150%" fo:text-align="justify" style:justify-single-word="false"/>
      <style:text-properties fo:font-size="14pt" style:font-size-asian="14pt" style:font-size-complex="14pt"/>
    </style:style>
    <style:style style:name="P3"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line-height="150%" fo:text-align="justify" style:justify-single-word="false"/>
      <style:text-properties fo:font-size="14pt" fo:font-weight="normal" style:font-size-asian="14pt" style:font-weight-asian="normal" style:font-size-complex="14pt" style:font-weight-complex="normal"/>
    </style:style>
    <style:style style:name="P5"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6" style:family="paragraph" style:parent-style-name="Standard">
      <style:paragraph-properties fo:line-height="150%"/>
      <style:text-properties fo:font-size="14pt" style:font-size-asian="14pt" style:font-size-complex="14pt"/>
    </style:style>
    <style:style style:name="P7" style:family="paragraph" style:parent-style-name="Standard" style:list-style-name="L1">
      <style:paragraph-properties fo:line-height="150%"/>
      <style:text-properties fo:font-size="14pt" style:font-size-asian="14pt" style:font-size-complex="14pt"/>
    </style:style>
    <style:style style:name="P8" style:family="paragraph" style:parent-style-name="Standard">
      <style:paragraph-properties fo:line-height="150%" fo:text-align="justify" style:justify-single-word="false"/>
      <style:text-properties fo:font-size="14pt" style:font-size-asian="14pt" style:font-size-complex="14pt"/>
    </style:style>
    <style:style style:name="P9" style:family="paragraph" style:parent-style-name="Standard" style:list-style-name="WW8Num1">
      <style:paragraph-properties fo:line-height="150%" fo:text-align="justify" style:justify-single-word="false"/>
      <style:text-properties fo:font-size="14pt" style:font-size-asian="14pt" style:font-size-complex="14pt"/>
    </style:style>
    <style:style style:name="P10" style:family="paragraph" style:parent-style-name="Standard">
      <style:paragraph-properties fo:line-height="150%" fo:text-align="center" style:justify-single-word="false"/>
      <style:text-properties fo:font-size="14pt" style:font-size-asian="14pt" style:font-size-complex="14pt"/>
    </style:style>
    <style:style style:name="P11" style:family="paragraph" style:parent-style-name="Standard">
      <style:paragraph-properties fo:line-height="150%" fo:text-align="end" style:justify-single-word="false"/>
      <style:text-properties fo:font-size="14pt" style:font-size-asian="14pt" style:font-size-complex="14pt"/>
    </style:style>
    <style:style style:name="P12" style:family="paragraph" style:parent-style-name="Standard" style:list-style-name="WW8Num1">
      <style:paragraph-properties fo:line-height="150%"/>
      <style:text-properties fo:font-size="14pt" style:font-size-asian="14pt" style:font-size-complex="14pt"/>
    </style:style>
    <style:style style:name="P13" style:family="paragraph" style:parent-style-name="Standard">
      <style:paragraph-properties fo:line-height="150%" fo:text-align="center" style:justify-single-word="false"/>
      <style:text-properties fo:font-size="14pt" fo:font-weight="normal" style:font-size-asian="14pt" style:font-weight-asian="normal" style:font-size-complex="14pt" style:font-weight-complex="normal"/>
    </style:style>
    <style:style style:name="P14" style:family="paragraph" style:parent-style-name="Standard">
      <style:paragraph-properties fo:line-height="150%" fo:text-align="justify" style:justify-single-word="false"/>
      <style:text-properties fo:font-size="14pt" fo:font-weight="normal" style:font-size-asian="14pt" style:font-weight-asian="normal" style:font-size-complex="14pt" style:font-weight-complex="normal"/>
    </style:style>
    <style:style style:name="P15" style:family="paragraph" style:parent-style-name="Standard">
      <style:paragraph-properties fo:line-height="150%" fo:text-align="center" style:justify-single-word="false"/>
      <style:text-properties fo:font-size="18pt" fo:font-weight="normal" style:font-size-asian="18pt" style:font-weight-asian="normal" style:font-size-complex="18pt" style:font-weight-complex="normal"/>
    </style:style>
    <style:style style:name="P16" style:family="paragraph" style:parent-style-name="Standard">
      <style:paragraph-properties fo:line-height="150%" fo:text-align="center" style:justify-single-word="false"/>
      <style:text-properties fo:font-size="18pt" fo:font-weight="bold" style:font-size-asian="18pt" style:font-weight-asian="bold" style:font-size-complex="18pt"/>
    </style:style>
    <style:style style:name="P17" style:family="paragraph" style:parent-style-name="Standard">
      <style:paragraph-properties fo:line-height="150%"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paragraph-properties fo:line-height="150%" fo:text-align="justify" style:justify-single-word="false"/>
      <style:text-properties fo:color="#000000" fo:font-size="14pt" fo:font-weight="normal" style:font-size-asian="14pt" style:font-weight-asian="normal" style:font-size-complex="14pt" style:font-weight-complex="normal"/>
    </style:style>
    <style:style style:name="P19" style:family="paragraph" style:parent-style-name="Standard">
      <style:paragraph-properties fo:line-height="150%" fo:text-align="justify" style:justify-single-word="false"/>
      <style:text-properties fo:color="#000000" fo:font-size="14pt" fo:font-weight="normal" style:font-size-asian="14pt" style:font-weight-asian="normal" style:font-size-complex="14pt"/>
    </style:style>
    <style:style style:name="P20" style:family="paragraph" style:parent-style-name="Standard">
      <style:paragraph-properties fo:line-height="150%" fo:text-align="justify" style:justify-single-word="false"/>
      <style:text-properties fo:color="#000000" fo:font-size="14pt" fo:font-weight="normal" style:font-size-asian="14pt" style:language-asian="zxx" style:country-asian="none" style:font-weight-asian="normal" style:font-size-complex="14pt" style:language-complex="zxx" style:country-complex="none" style:font-weight-complex="bold"/>
    </style:style>
    <style:style style:name="P21" style:family="paragraph" style:parent-style-name="Standard">
      <style:paragraph-properties fo:line-height="150%" fo:text-align="justify" style:justify-single-word="false"/>
      <style:text-properties fo:color="#000000" fo:font-size="14pt" fo:font-weight="normal" style:font-size-asian="14pt" style:language-asian="zxx" style:country-asian="none" style:font-weight-asian="normal" style:font-name-complex="Times New Roman" style:font-size-complex="14pt" style:language-complex="zxx" style:country-complex="none" style:font-style-complex="italic" style:font-weight-complex="bold"/>
    </style:style>
    <style:style style:name="P22" style:family="paragraph" style:parent-style-name="Standard">
      <style:paragraph-properties fo:line-height="150%" fo:text-align="justify" style:justify-single-word="false"/>
      <style:text-properties fo:color="#000000" fo:font-size="14pt" style:font-size-asian="14pt" style:font-size-complex="14pt"/>
    </style:style>
    <style:style style:name="P23" style:family="paragraph" style:parent-style-name="Standard">
      <style:paragraph-properties fo:line-height="150%" fo:text-align="justify" style:justify-single-word="false"/>
      <style:text-properties fo:color="#000000" fo:font-size="14pt" style:font-size-asian="14pt" style:language-asian="zxx" style:country-asian="none" style:font-name-complex="Times New Roman" style:font-size-complex="14pt" style:language-complex="zxx" style:country-complex="none" style:font-style-complex="italic"/>
    </style:style>
    <style:style style:name="P24" style:family="paragraph" style:parent-style-name="Standard" style:master-page-name="Standard">
      <style:paragraph-properties fo:line-height="150%" fo:text-align="justify" style:justify-single-word="false" style:page-number="auto"/>
      <style:text-properties fo:font-size="14pt" style:font-size-asian="14pt" style:font-size-complex="14pt" style:font-weight-complex="normal"/>
    </style:style>
    <style:style style:name="P25" style:family="paragraph" style:parent-style-name="Standard">
      <style:paragraph-properties fo:margin-left="0cm" fo:margin-right="0cm" fo:line-height="150%" fo:text-align="justify" style:justify-single-word="false" fo:text-indent="1.251cm" style:auto-text-indent="false"/>
      <style:text-properties fo:color="#000000" fo:font-size="14pt" style:font-size-asian="14pt" style:language-asian="zxx" style:country-asian="none" style:font-size-complex="14pt" style:language-complex="zxx" style:country-complex="none" style:font-weight-complex="bold"/>
    </style:style>
    <style:style style:name="P26" style:family="paragraph" style:parent-style-name="Standard" style:list-style-name="WW8Num2">
      <style:paragraph-properties fo:margin-left="0.751cm" fo:margin-right="0cm" fo:line-height="150%" fo:text-align="justify" style:justify-single-word="false" fo:text-indent="-0.635cm" style:auto-text-indent="false">
        <style:tab-stops>
          <style:tab-stop style:position="0.751cm"/>
        </style:tab-stops>
      </style:paragraph-properties>
      <style:text-properties fo:color="#000000" fo:font-size="14pt" style:font-size-asian="14pt" style:language-asian="zxx" style:country-asian="none" style:font-name-complex="Times New Roman" style:font-size-complex="14pt" style:language-complex="zxx" style:country-complex="none" style:font-style-complex="italic"/>
    </style:style>
    <style:style style:name="T1" style:family="text">
      <style:text-properties fo:font-weight="bold" style:font-weight-asian="bold"/>
    </style:style>
    <style:style style:name="T2" style:family="text">
      <style:text-properties fo:font-weight="normal" style:font-weight-asian="normal"/>
    </style:style>
    <style:style style:name="T3" style:family="text">
      <style:text-properties fo:font-weight="normal" style:font-weight-asian="normal" style:font-weight-complex="normal"/>
    </style:style>
    <style:style style:name="T4" style:family="text">
      <style:text-properties fo:color="#000000"/>
    </style:style>
    <style:style style:name="T5" style:family="text">
      <style:text-properties style:font-weight-complex="normal"/>
    </style:style>
    <style:style style:name="T6" style:family="text">
      <style:text-properties style:language-asian="zxx" style:country-asian="none" style:language-complex="zxx" style:country-complex="none" style:font-weight-complex="bold"/>
    </style:style>
    <style:style style:name="T7" style:family="text">
      <style:text-properties style:font-name-complex="Times New Roman" style:font-style-complex="italic"/>
    </style:style>
    <style:style style:name="T8" style:family="text">
      <style:text-properties style:font-name-complex="Times New Roman" style:font-weight-complex="normal"/>
    </style:style>
    <style:style style:name="T9" style:family="text">
      <style:text-properties fo:language="ru" fo:country="RU" style:font-name-complex="Times New Roman" style:font-weight-complex="normal"/>
    </style:style>
    <style:style style:name="T10" style:family="text">
      <style:text-properties style:font-name-asian="Times New Roman" style:font-name-complex="Times New Roman"/>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2"><text:tab/></text:span><text:span text:style-name="T1">МІНІСТЕРСТВО ОСВІТИ І НАУКИ, МОЛОДІ ТА СПОРТУ УКРАЇНИ</text:span></text:p>
      <text:p text:style-name="P5">ДЕРЖАВНИЙ ВИЩИЙ НАВЧАЛЬНИЙ ЗАКЛАД</text:p>
      <text:p text:style-name="P5">«УЖГОРОДСЬКИЙ НАЦІОНАЛЬНИЙ УНІВЕРСИТЕТ»</text:p>
      <text:p text:style-name="P5">МАТЕМАТИЧНИЙ ФАКУЛЬТЕТ</text:p>
      <text:p text:style-name="P5">КАФЕДРА СИСТЕМНОГО АНАЛІЗУ І ТЕОРІЇ ОПТИМІЗАЦІЇ</text:p>
      <text:p text:style-name="P10"/>
      <text:p text:style-name="P1"/>
      <text:p text:style-name="P1"/>
      <text:p text:style-name="P10"/>
      <text:p text:style-name="P10"/>
      <text:p text:style-name="P16">Звіт з стажувальної практики</text:p>
      <text:p text:style-name="P10"/>
      <text:p text:style-name="P10"/>
      <text:p text:style-name="P1"/>
      <text:p text:style-name="P10"/>
      <text:p text:style-name="P1"/>
      <text:p text:style-name="P11">Студента 5-го курсу</text:p>
      <text:p text:style-name="P11">спец. «Прикладна математика»</text:p>
      <text:p text:style-name="P11">Гусная Юрія Васильовича</text:p>
      <text:p text:style-name="P11">Науковий керівник:</text:p>
      <text:p text:style-name="P11">Глебена М. І.</text:p>
      <text:p text:style-name="P2"/>
      <text:p text:style-name="P2"/>
      <text:p text:style-name="P2"/>
      <text:p text:style-name="P2"/>
      <text:p text:style-name="P13">Ужгород - 2012</text:p>
      <text:p text:style-name="P4"><text:soft-page-break/><text:tab/><text:span text:style-name="T4">В період з 12 листопада до 14 грудня 2012 року я, Гуснай Юрій Васильович, проходив стажувальну практику на кафедрі “Системного аналізу і теорії оптимізації”. <text:s/>Основним завданням якої було ознайомлення з методичною роботою кафедри та підготовка метеріалу для дипломної роботи.</text:span></text:p>
      <text:p text:style-name="P18"><text:tab/>На першому тижні стажувальної практики відбулася настановча нарада із стажувальної практики, на якій нам було пояснено основні положення проходження практики. Весь хід проходження практики фіксувався у щоденнику практики. Також ознайомився з роботою <text:s/>та документацією кафедри, методичною літературою.</text:p>
      <text:p text:style-name="P18"><text:tab/>Протягом другого тижня практики було підготовлено тестові завдання для модульного контролю з дисципліни “Чисельні методи” для студентів третього курсу спеціальності “прикладна математика”.</text:p>
      <text:p text:style-name="P18"><text:tab/>Мною було надруковано та підготовлено до друку методичну літературу з курсу “Чисельні методи математичної фізики”. Було проведено лабораторну роботу з дисципліни “Програмування” для першого курсу, де мною було підготовлено завдання для перевірки знань студентів з мови програмування C++ та перевірено результати виконання даних завдань. Також провів самостійну роботу для студентів третього курсу <text:s/>з дисципліни “Чисельні методи”, підготував завдання до самостійної роботи, перевірив роботи, за одержаними результатами оцінив знання студентів та відрекомендував викладачу відповідні оцінки.</text:p>
      <text:p text:style-name="P22"><text:span text:style-name="T3"><text:tab/>Протягом стажувальної практики я працював над дипломною роботою, тема якої “</text:span>Оцінка точності і обчислювальної складності наближеного глобального розв’язування нелінійних функціональних рівнянь<text:span text:style-name="T3">”.</text:span></text:p>
      <text:p text:style-name="P19"><text:span text:style-name="T5"><text:tab/></text:span><text:span text:style-name="T6">Теорія наближених, ітераційних методів розв’язування задач чистої та прикладної математики, які ґрунтуються на побудові послідовності дій над скінченною множиною, є на даний момент одним із важливих розділів математики.</text:span></text:p>
      <text:p text:style-name="P25"><text:soft-page-break/>Процес всіляких математичних обчислень тісно пов’язаний із такими <text:s/>суб’єктами як: задачі, чисельні методи або обчислювальні алгоритми та засоби обчислень. Якщо задача поставлена, тобто задано набір параметрів, даних, що її характеризують та задано критерій її розв’язання за точністю, часом або об’ємом пам’яті, то відразу виникає питання вибору чисельного методу або обчислювального алгоритму для її ефективного розв’язання.</text:p>
      <text:p text:style-name="P20"><text:tab/>У багатьох випадках існує декілька чисельних методів, побудованих на різних ідеях, розв’язання певної задачі. В таких випадках виникає питання про вибір кращого із можливих методів розв’язання. Для того, щоб визначити кращий метод, необхідно сформулювати критерій, згідно якого вибиратись буде кращий метод, ефективніший. Такими критеріями чисельних методів є їх характеристики, які умовно можна поділити на якісні та функціональні. Функціональні характеристики чисельних методів відображають суть, працездатність методів, до них можна віднести: область застосування, початкові наближення, кроковий параметр, оцінки оператора та принаймні двох його похідних, критерій зупинки та інші. Якісні характеристики визначають ефективність чисельного методу за різними критеріями, до якісних характеристик методу можна віднести: гарантована точність, оцінки похибок, часова складність, число арифметичних та логічних операцій, інформаційна ємність та інші.</text:p>
      <text:p text:style-name="P20"><text:tab/>В даній дипломній роботі мені необхідно порівняти методи глобального розв’язування нелінійних функціональних рівнянь зважаючи на їх оцінки точності та обчислювальної складності, тобто за якісними характеристиками.</text:p>
      <text:p text:style-name="P20"><text:tab/><text:span text:style-name="T7">Точність обчислювального алгоритму визначається мірою абсолютної повної похибки, складовими якої є абсолютні похибки:</text:span></text:p>
      <text:list xml:id="list1755241128" text:style-name="WW8Num2">
        <text:list-item>
          <text:list>
            <text:list-item>
              <text:list>
                <text:list-item>
                  <text:p text:style-name="P26">неусувна похибка – спричинена тим, що параметри і елементи рівнянь-моделей неадекватно відображають те вище, яке вони описують, а також похибки даних параметрів та елементів, викликані результатами їх визначення(вимірювання, <text:soft-page-break/>зважування, оцінювання) або подання;</text:p>
                </text:list-item>
                <text:list-item>
                  <text:p text:style-name="P26">похибка методу – виникає при застосуванні наближеного методу до розв’язання задач, за рахунок апроксимації, дискретизації точної задачі та застосування наближеного методу до апроксимаційної задачі;</text:p>
                </text:list-item>
                <text:list-item>
                  <text:p text:style-name="P26">похибка заокруглення – виникає при реалізації наближеного методу на ЕОМ з вибраною конкретною моделлю обчислень та з урахуванням всіх арифметичних та логічних операцій, що супроводжують цей процес.</text:p>
                </text:list-item>
              </text:list>
            </text:list-item>
          </text:list>
        </text:list-item>
      </text:list>
      <text:p text:style-name="P21"><text:tab/>Нерідко вживається термін абсолютної обчислювальної похибки, що об’єднує похибку дискретизації та похибки методу і заокруглення. Для знаходження похибки дискретизації необхідно ввести апроксимаційні характеристики(функції або функціонали), що відображають близькість елементів вихідної задачі і наближеної до неї.</text:p>
      <text:p text:style-name="P21"><text:tab/>В залежності від класів досліджуваних задач доцільно розглядати такі типи похибок: апріорні й апостеріорні, мажорантні й асимптотичні, детерміновані й стохастичні.</text:p>
      <text:p text:style-name="P23"><text:tab/>Вибір і прийнятність тих чи інших оцінок похибок та способів їх побудови при наближеному розв’язуванні задач залежить від типу, структури та достовірності апріорних даних стосовно задачі та обчислювального алгоритму її розв’язання, обмежень на величину похибки та обчислювальних ресурсів.</text:p>
      <text:p text:style-name="P21"><text:tab/>Основним інструментом побудови апріорних та апостеріорних мажорантних оцінок похибок є теорії апроксимації, наближених методів, похибок заокруглення, а також обчислювальні методи. Кожна із трьох складових повної похибки має свої методи дослідження та знаходження оцінок. Якщо спосіб дослідження і одержання оцінок неусувної похибки залежить від конкретності або некоректності розглядуваних задач, то похибка методу(обчислювального алгоритму) тісно пов’язана з теорією апроксимацій і теоремами існування, а похибка заокруглення вимагає детального підрахунку арифметичних операцій обчислювального <text:soft-page-break/>алгоритму з урахуванням специфіки машинної арифметики та застосування прямого чи зворотного аналізу похибок заокруглення.</text:p>
      <text:p text:style-name="P19"><text:span text:style-name="T6"><text:tab/></text:span><text:span text:style-name="T5">Було підібрано літературу для подальшого опрацювання: </text:span><text:span text:style-name="T8">Бабич М. Д., Бабич В. М. “Про чисельне розв’язування нелінійних функціональних рівнянь з багатьма розв’язками”, Бабич М. Д.</text:span><text:span text:style-name="T9">, Шевчук Л. Б. «Об одном алгоритме приближенного решения нелинейных операторных уравнений», <text:s/>Красносельский М. А., Вайникко Г. М., Забрейко П. П., Рутицкий Я. Б., Стеценко В. Я. <text:s/>«Приближенное решение операторных уравнений», Ортега Д., Рейнболдт В. «Итерационные методы решения нелинейных систем уравнений со многими неизвестными».</text:span></text:p>
      <text:p text:style-name="P18"><text:span text:style-name="T10"><text:s/></text:span>Складено план виконання дипломної роботи, в якому по пунктах розписано кроки і терміни виконання роботи. Розпочав реалізацію практичної частини дипломної роботи.</text:p>
      <text:p text:style-name="P18"><text:tab/>Отже, під час практики я ознайомився з методичною роботою кафедри, підготував матеріал для дипломної роботи, приймав участь у проведенні практичних занять, підготував завдання до лабораторних робіт та перевірив результати. Підготував звітну документацію.</text:p>
      <text:p text:style-name="P2"><text:tab/></text:p>
      <text:p text:style-name="P2"/>
      <text:p text:style-name="P1"><text:span text:style-name="T10"><text:s text:c="5"/></text:span>1. <text:s/>Настановча нарада з проходження стажувальної практики - 1</text:p>
      <text:list xml:id="list715126342" text:style-name="WW8Num1">
        <text:list-item>
          <text:p text:style-name="P12">Ознайомлення з роботою кафедри та документації - 1</text:p>
        </text:list-item>
        <text:list-item>
          <text:p text:style-name="P12">Підготовка тестових завдань для модульного контролю — 2</text:p>
        </text:list-item>
        <text:list-item>
          <text:p text:style-name="P12">Проведення лабораторного заняття з дисципліни програмування — 3</text:p>
        </text:list-item>
        <text:list-item>
          <text:p text:style-name="P12">Підготовка методичної літератури до друку з курсу чисельні методи мат фізики — 3-5</text:p>
        </text:list-item>
        <text:list-item>
          <text:p text:style-name="P12">Підбір літератури та опрацювання за темою наукового дослідження 1-5</text:p>
        </text:list-item>
        <text:list-item>
          <text:p text:style-name="P9">Підготовка звітної документації — 5</text:p>
        </text:list-item>
        <text:list-item>
          <text:p text:style-name="P9"/>
        </text:list-item>
      </text:list>
      <text:p text:style-name="P17"><text:soft-page-break/>Порівняння ітераційних методів за функціональними та якісними характеристиками</text:p>
      <text:p text:style-name="P17"/>
      <text:p text:style-name="P15">Оцінка точності і обчислювальної складності наближеного глобального розв’язування нелінійних функціональних рівнян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sa </meta:initial-creator>
    <meta:creation-date>2012-12-19T14:20:46</meta:creation-date>
    <dc:date>2012-12-23T19:36:58</dc:date>
    <dc:creator>husa </dc:creator>
    <meta:editing-duration>PT47M10S</meta:editing-duration>
    <meta:editing-cycles>16</meta:editing-cycles>
    <meta:generator>LibreOffice/3.5$Linux_X86_64 LibreOffice_project/350m1$Build-2</meta:generator>
    <meta:document-statistic meta:table-count="0" meta:image-count="0" meta:object-count="0" meta:page-count="6" meta:paragraph-count="43" meta:word-count="938" meta:character-count="7151" meta:non-whitespace-character-count="6581"/>
  </office:meta>
</office:document-meta>
</file>